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957">
            <text:p>95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636">
            <text:p>6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49">
            <text:p>4949</text:p>
          </table:table-cell>
          <table:table-cell table:style-name="ce22" office:value-type="float" office:value="2642">
            <text:p>26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2">
            <text:p>49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4">
            <text:p>76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61">
            <text:p>2861</text:p>
          </table:table-cell>
          <table:table-cell table:style-name="ce22" office:value-type="float" office:value="363">
            <text:p>36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18">
            <text:p>5318</text:p>
          </table:table-cell>
          <table:table-cell table:style-name="ce22" office:value-type="float" office:value="2094">
            <text:p>209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267">
            <text:p>10267</text:p>
          </table:table-cell>
          <table:table-cell table:style-name="ce22" office:value-type="float" office:value="4736">
            <text:p>47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